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4f23" officeooo:paragraph-rsid="00114f2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4f23" officeooo:paragraph-rsid="00114f2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14f23" officeooo:paragraph-rsid="00114f2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italic" officeooo:rsid="00114f23" officeooo:paragraph-rsid="00114f23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normal" officeooo:rsid="00114f23" officeooo:paragraph-rsid="00114f23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loquent Javascript</text:p>
      <text:p text:style-name="P2">Chapter 2 Exercises</text:p>
      <text:p text:style-name="P1"/>
      <text:p text:style-name="P4">Looping a Triangle</text:p>
      <text:p text:style-name="P4"/>
      <text:p text:style-name="P5">```html</text:p>
      <text:p text:style-name="P5">var hashtagCollection = '#';</text:p>
      <text:p text:style-name="P5"/>
      <text:p text:style-name="P5">while (hashtagCollection !== '#######') {</text:p>
      <text:p text:style-name="P5"><text:s text:c="4"/>console.log(hashtagCollection + '\n');</text:p>
      <text:p text:style-name="P5"><text:s text:c="4"/>hashtagCollection += '#';</text:p>
      <text:p text:style-name="P5">}</text:p>
      <text:p text:style-name="P5">```</text:p>
      <text:p text:style-name="P5"/>
      <text:p text:style-name="P4">FizzBuzz</text:p>
      <text:p text:style-name="P4"/>
      <text:p text:style-name="P5">```javascript</text:p>
      <text:p text:style-name="P5">for (var i = 1; i &lt;= 100; i++) {</text:p>
      <text:p text:style-name="P5"><text:s text:c="2"/>if (i % 3 == 0 &amp;&amp; i % 5 == 0) {</text:p>
      <text:p text:style-name="P5"><text:s text:c="4"/>console.log('FizzBuzz');</text:p>
      <text:p text:style-name="P5"><text:s text:c="2"/>} else if (i % 3 == 0) {</text:p>
      <text:p text:style-name="P5"><text:s text:c="4"/>console.log('Fizz');</text:p>
      <text:p text:style-name="P5"><text:s text:c="2"/>} else if (i % 5 == 0) {</text:p>
      <text:p text:style-name="P5"><text:s text:c="4"/>console.log('Buzz');</text:p>
      <text:p text:style-name="P5"><text:s text:c="2"/>} else {</text:p>
      <text:p text:style-name="P5"><text:s text:c="4"/>console.log(i);</text:p>
      <text:p text:style-name="P5"><text:s text:c="2"/>}</text:p>
      <text:p text:style-name="P5">}</text:p>
      <text:p text:style-name="P5">```</text:p>
      <text:p text:style-name="P5"/>
      <text:p text:style-name="P4">Chess board</text:p>
      <text:p text:style-name="P4"/>
      <text:p text:style-name="P5">```javascript</text:p>
      <text:p text:style-name="P5">var gridHeight = 8;</text:p>
      <text:p text:style-name="P5">var gridWidth = 8;</text:p>
      <text:p text:style-name="P5">var rows = 1;</text:p>
      <text:p text:style-name="P5">var grid = '';</text:p>
      <text:p text:style-name="P5"/>
      <text:p text:style-name="P5">while (rows &lt; gridHeight + 1) {</text:p>
      <text:p text:style-name="P5"><text:s text:c="2"/>if (rows % 2 !== 0) {</text:p>
      <text:p text:style-name="P5"><text:s text:c="4"/>var rowLength = 1;</text:p>
      <text:p text:style-name="P5"><text:s text:c="4"/>while (rowLength &lt; gridWidth + 1) {</text:p>
      <text:p text:style-name="P5"><text:s text:c="6"/>if (rowLength % 2 !== 0) {</text:p>
      <text:p text:style-name="P5"><text:s text:c="8"/>grid += '#';</text:p>
      <text:p text:style-name="P5"><text:s text:c="8"/>rowLength += 1;</text:p>
      <text:p text:style-name="P5"><text:s text:c="6"/>} else {</text:p>
      <text:p text:style-name="P5"><text:s text:c="8"/>grid += ' ';</text:p>
      <text:p text:style-name="P5"><text:s text:c="8"/>rowLength += 1;</text:p>
      <text:p text:style-name="P5"><text:s text:c="6"/>}</text:p>
      <text:p text:style-name="P5"><text:soft-page-break/><text:s text:c="4"/>}</text:p>
      <text:p text:style-name="P5"><text:s text:c="4"/>grid += '\n';</text:p>
      <text:p text:style-name="P5"><text:s text:c="4"/>rows += 1;</text:p>
      <text:p text:style-name="P5"><text:s text:c="2"/>} else {</text:p>
      <text:p text:style-name="P5"><text:s text:c="4"/>var rowLength = 1;</text:p>
      <text:p text:style-name="P5"><text:s text:c="4"/>while (rowLength &lt; gridWidth + 1) {</text:p>
      <text:p text:style-name="P5"><text:s text:c="6"/>if (rowLength % 2 !== 0) {</text:p>
      <text:p text:style-name="P5"><text:s text:c="8"/>grid += ' ';</text:p>
      <text:p text:style-name="P5"><text:s text:c="8"/>rowLength += 1;</text:p>
      <text:p text:style-name="P5"><text:s text:c="6"/>} else {</text:p>
      <text:p text:style-name="P5"><text:s text:c="8"/>grid += '#';</text:p>
      <text:p text:style-name="P5"><text:s text:c="8"/>rowLength += 1;</text:p>
      <text:p text:style-name="P5"><text:s text:c="6"/>}</text:p>
      <text:p text:style-name="P5"><text:s text:c="4"/>}</text:p>
      <text:p text:style-name="P5"><text:s text:c="4"/>grid += '\n';</text:p>
      <text:p text:style-name="P5"><text:s text:c="4"/>rows += 1;</text:p>
      <text:p text:style-name="P5"><text:s text:c="2"/>}</text:p>
      <text:p text:style-name="P5">}</text:p>
      <text:p text:style-name="P5"/>
      <text:p text:style-name="P5">console.log(grid);</text:p>
      <text:p text:style-name="P5">```</text:p>
      <text:p text:style-name="P5"/>
      <text:p text:style-name="P5">### Exercise 3 after some more thought of how to simplify the code</text:p>
      <text:p text:style-name="P5">---</text:p>
      <text:p text:style-name="P5"/>
      <text:p text:style-name="P5">```javascript</text:p>
      <text:p text:style-name="P5">var gridHeight = 8;</text:p>
      <text:p text:style-name="P5">var gridWidth = 8;</text:p>
      <text:p text:style-name="P5">var grid = '';</text:p>
      <text:p text:style-name="P5"/>
      <text:p text:style-name="P5">for (var rows = 0; rows &lt;= gridHeight; rows++) {</text:p>
      <text:p text:style-name="P5"><text:s text:c="2"/>for (var rowLength = 0; rowLength &lt;= gridWidth; rowLength++) {</text:p>
      <text:p text:style-name="P5"><text:s text:c="4"/>if (rows % 2 == 0) {</text:p>
      <text:p text:style-name="P5"><text:s text:c="6"/>grid += (rowLength % 2 == 0) ? '#' : ' ';</text:p>
      <text:p text:style-name="P5"><text:s text:c="4"/>} else {</text:p>
      <text:p text:style-name="P5"><text:s text:c="6"/>grid += (rowLength % 2 == 0) ? ' ' : '#';</text:p>
      <text:p text:style-name="P5"><text:s text:c="4"/>}</text:p>
      <text:p text:style-name="P5"><text:s text:c="2"/>} <text:s/></text:p>
      <text:p text:style-name="P5"><text:s text:c="2"/>grid += '\n';</text:p>
      <text:p text:style-name="P5">}</text:p>
      <text:p text:style-name="P5"/>
      <text:p text:style-name="P5">console.log(grid);</text:p>
      <text:p text:style-name="P5">```</text:p>
      <text:p text:style-name="P5"/>
      <text:p text:style-name="P5">### which would then lead us to the eventual solution presented by Marijn</text:p>
      <text:p text:style-name="P5">---</text:p>
      <text:p text:style-name="P5"/>
      <text:p text:style-name="P5">```javascript</text:p>
      <text:p text:style-name="P5">var size = 8;</text:p>
      <text:p text:style-name="P5"><text:soft-page-break/></text:p>
      <text:p text:style-name="P5">var board = "";</text:p>
      <text:p text:style-name="P5"/>
      <text:p text:style-name="P5">for (var y = 0; y &lt; size; y++) {</text:p>
      <text:p text:style-name="P5"><text:s text:c="2"/>for (var x = 0; x &lt; size; x++) {</text:p>
      <text:p text:style-name="P5"><text:s text:c="4"/>if ((x + y) % 2 == 0)</text:p>
      <text:p text:style-name="P5"><text:s text:c="6"/>board += " ";</text:p>
      <text:p text:style-name="P5"><text:s text:c="4"/>else</text:p>
      <text:p text:style-name="P5"><text:s text:c="6"/>board += "#";</text:p>
      <text:p text:style-name="P5"><text:s text:c="2"/>}</text:p>
      <text:p text:style-name="P5"><text:s text:c="2"/>board += "\n";</text:p>
      <text:p text:style-name="P5">}</text:p>
      <text:p text:style-name="P5"/>
      <text:p text:style-name="P5">console.log(board);</text:p>
      <text:p text:style-name="P5">```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" svg:font-family="Menlo, Monaco, Consolas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22:38:27.844158891</meta:creation-date>
    <dc:date>2015-05-05T22:46:18.151015935</dc:date>
    <meta:editing-duration>P0D</meta:editing-duration>
    <meta:editing-cycles>1</meta:editing-cycles>
    <meta:document-statistic meta:table-count="0" meta:image-count="0" meta:object-count="0" meta:page-count="3" meta:paragraph-count="95" meta:word-count="358" meta:character-count="1824" meta:non-whitespace-character-count="1323"/>
    <meta:generator>LibreOffice/4.2.7.2$Linux_X86_64 LibreOffice_project/420m0$Build-2</meta:generator>
  </office:meta>
</office:document-meta>
</file>